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1dbf99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7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8" style:family="paragraph" style:parent-style-name="Text_20_body">
      <style:paragraph-properties fo:margin-left="2.498cm" fo:margin-right="0cm" fo:text-indent="-1.524cm" style:auto-text-indent="false"/>
      <style:text-properties style:font-name="Arial" officeooo:paragraph-rsid="001dbf99"/>
    </style:style>
    <style:style style:name="P9" style:family="paragraph" style:parent-style-name="Table_20_Contents">
      <style:text-properties style:font-name="Ubuntu Mono" officeooo:paragraph-rsid="0013a7d7"/>
    </style:style>
    <style:style style:name="P10" style:family="paragraph" style:parent-style-name="Table_20_Contents">
      <style:text-properties style:font-name="Ubuntu Mono" officeooo:paragraph-rsid="001c1e14"/>
    </style:style>
    <style:style style:name="P11" style:family="paragraph" style:parent-style-name="Table_20_Contents">
      <style:text-properties style:font-name="Ubuntu Mono" officeooo:paragraph-rsid="001dbf99"/>
    </style:style>
    <style:style style:name="P12" style:family="paragraph" style:parent-style-name="Text_20_body">
      <style:text-properties style:font-name="Arial" officeooo:paragraph-rsid="001c1e14"/>
    </style:style>
    <style:style style:name="P13" style:family="paragraph" style:parent-style-name="Text_20_body">
      <style:text-properties style:font-name="Arial" officeooo:paragraph-rsid="001dbf99"/>
    </style:style>
    <style:style style:name="P14" style:family="paragraph" style:parent-style-name="Text_20_body">
      <style:text-properties style:font-name="Arial" officeooo:rsid="001dbf99" officeooo:paragraph-rsid="001dbf99"/>
    </style:style>
    <style:style style:name="P15" style:family="paragraph" style:parent-style-name="Text_20_body">
      <style:text-properties style:font-name="Arial" officeooo:paragraph-rsid="001fb568"/>
    </style:style>
    <style:style style:name="P16" style:family="paragraph" style:parent-style-name="Text_20_body">
      <style:text-properties officeooo:paragraph-rsid="001c1e14"/>
    </style:style>
    <style:style style:name="P17" style:family="paragraph" style:parent-style-name="Text_20_body">
      <style:text-properties officeooo:paragraph-rsid="001dbf99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0" style:family="paragraph" style:parent-style-name="Text_20_body" style:list-style-name="L1">
      <style:text-properties officeooo:paragraph-rsid="0018fb1a"/>
    </style:style>
    <style:style style:name="P21" style:family="paragraph" style:parent-style-name="Text_20_body" style:list-style-name="L2">
      <style:text-properties officeooo:paragraph-rsid="001c1e14"/>
    </style:style>
    <style:style style:name="P22" style:family="paragraph" style:parent-style-name="Text_20_body">
      <style:text-properties officeooo:paragraph-rsid="002007df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18fb1a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paragraph-rsid="001fb568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officeooo:paragraph-rsid="001c1e14"/>
    </style:style>
    <style:style style:name="P26" style:family="paragraph" style:parent-style-name="Table_20_Contents">
      <style:text-properties style:font-name="Ubuntu Mono" officeooo:paragraph-rsid="002007df"/>
    </style:style>
    <style:style style:name="P27" style:family="paragraph" style:parent-style-name="Heading_20_2">
      <style:text-properties style:font-name="Arial"/>
    </style:style>
    <style:style style:name="P28" style:family="paragraph" style:parent-style-name="Heading_20_4">
      <style:text-properties style:font-name="Arial" officeooo:paragraph-rsid="001c1e14"/>
    </style:style>
    <style:style style:name="P29" style:family="paragraph" style:parent-style-name="Heading_20_4">
      <style:text-properties style:font-name="Arial" officeooo:rsid="001c1e14" officeooo:paragraph-rsid="001c1e14"/>
    </style:style>
    <style:style style:name="P30" style:family="paragraph" style:parent-style-name="Heading_20_3"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8b043" style:font-weight-asian="normal" style:font-weight-complex="normal"/>
    </style:style>
    <style:style style:name="T9" style:family="text">
      <style:text-properties style:font-name="Arial" officeooo:rsid="0018fb1a"/>
    </style:style>
    <style:style style:name="T10" style:family="text">
      <style:text-properties style:font-name="Arial" officeooo:rsid="001c1e14"/>
    </style:style>
    <style:style style:name="T11" style:family="text">
      <style:text-properties style:font-name="Arial" officeooo:rsid="0018b043"/>
    </style:style>
    <style:style style:name="T12" style:family="text">
      <style:text-properties style:font-name="Arial" officeooo:rsid="001dbf99"/>
    </style:style>
    <style:style style:name="T13" style:family="text">
      <style:text-properties style:font-name="Arial" officeooo:rsid="001fb568"/>
    </style:style>
    <style:style style:name="T14" style:family="text">
      <style:text-properties fo:color="#800000" style:font-name="Ubuntu Mono" fo:font-weight="bold" officeooo:rsid="001c1e14" style:font-weight-asian="bold" style:font-weight-complex="bold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officeooo:rsid="0018fb1a"/>
    </style:style>
    <style:style style:name="T18" style:family="text">
      <style:text-properties style:font-name="courier new" officeooo:rsid="001dbf99"/>
    </style:style>
    <style:style style:name="T19" style:family="text">
      <style:text-properties style:font-name="courier new" officeooo:rsid="001fb568"/>
    </style:style>
    <style:style style:name="T20" style:family="text">
      <style:text-properties officeooo:rsid="00154ef9"/>
    </style:style>
    <style:style style:name="T21" style:family="text">
      <style:text-properties officeooo:rsid="0018fb1a"/>
    </style:style>
    <style:style style:name="T22" style:family="text">
      <style:text-properties officeooo:rsid="001c1e14"/>
    </style:style>
    <style:style style:name="T23" style:family="text">
      <style:text-properties style:font-name="Ubuntu Mono"/>
    </style:style>
    <style:style style:name="T24" style:family="text">
      <style:text-properties style:font-name="Ubuntu Mono" officeooo:rsid="001c1e14"/>
    </style:style>
    <style:style style:name="T25" style:family="text">
      <style:text-properties style:font-name="Ubuntu Mono" fo:font-weight="bold" officeooo:rsid="001c1e14" style:font-weight-asian="bold" style:font-weight-complex="bold"/>
    </style:style>
    <style:style style:name="T26" style:family="text">
      <style:text-properties style:font-name="Ubuntu Mono" fo:font-weight="bold" officeooo:rsid="001fb568" style:font-weight-asian="bold" style:font-weight-complex="bold"/>
    </style:style>
    <style:style style:name="T27" style:family="text">
      <style:text-properties style:font-name="Ubuntu Mono" officeooo:rsid="001fb568"/>
    </style:style>
    <style:style style:name="T28" style:family="text">
      <style:text-properties officeooo:rsid="001dbf99"/>
    </style:style>
    <style:style style:name="T29" style:family="text">
      <style:text-properties officeooo:rsid="001fb56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5">UT4. <text:span text:style-name="T29">Recuperación. Prueba práctica. Parte 2</text:span></text:p>
      <text:p text:style-name="P4"/>
      <text:h text:style-name="P27" text:outline-level="2">Configuración de la red en Linux.</text:h>
      <text:p text:style-name="Text_20_body"><text:span text:style-name="T5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5">enlace</text:span></text:a><text:span text:style-name="T5">. Deberás entregar un documento de texto en el que se especifique, para cada apartado, los comandos ejecutados y el resultado de las comprobaciones en forma de capturas de pantalla.</text:span></text:p>
      <text:h text:style-name="P30" text:outline-level="3">Pasos</text:h>
      <text:p text:style-name="P22"><text:span text:style-name="T9">1</text:span><text:span text:style-name="T5">. </text:span><text:span text:style-name="T10">Cambia el nombre de la máquina a </text:span><text:span text:style-name="T25">mv-</text:span><text:span text:style-name="T26">recuperacion</text:span><text:span text:style-name="T25">-</text:span><text:span text:style-name="T14">xy</text:span><text:span text:style-name="T10">, donde </text:span><text:span text:style-name="T14">xy</text:span><text:span text:style-name="T10"> es tu número de equipo en clase.</text:span><text:span text:style-name="T12">Inserta los pasos a realizar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6"/>
            <text:p text:style-name="P26"/>
          </table:table-cell>
        </table:table-row>
      </table:table>
      <text:p text:style-name="P22"><text:span text:style-name="Source_20_Text"><text:span text:style-name="T22"/></text:span></text:p>
      <text:h text:style-name="P28" text:outline-level="4">Configuración IPv6</text:h>
      <text:p text:style-name="P16"><text:span text:style-name="T10">2. </text:span><text:span text:style-name="T5">Configura de forma</text:span><text:span text:style-name="Strong_20_Emphasis"><text:span text:style-name="T5"> estática </text:span></text:span><text:span text:style-name="Strong_20_Emphasis"><text:span text:style-name="T9">permanente</text:span></text:span><text:span text:style-name="T5"> la red en tu equipo con los siguientes parámetros:</text:span></text:p>
      <text:list xml:id="list8378267025569786868" text:style-name="L1">
        <text:list-item>
          <text:p text:style-name="P23"><text:span text:style-name="Strong_20_Emphasis"><text:span text:style-name="T5">Dirección IP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6">x</text:span> <text:span text:style-name="T20">← </text:span><text:span text:style-name="T5"><text:s/>donde x es tu número de equipo</text:span></text:p>
        </text:list-item>
        <text:list-item>
          <text:p text:style-name="P23"><text:span text:style-name="Strong_20_Emphasis"><text:span text:style-name="T5">Máscara de red</text:span></text:span><text:span text:style-name="T5">:</text:span> <text:span text:style-name="T15">64</text:span> bits</text:p>
        </text:list-item>
        <text:list-item>
          <text:p text:style-name="P24"><text:span text:style-name="Strong_20_Emphasis"><text:span text:style-name="T5">Puerta de enlace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7">a:</text:span><text:span text:style-name="T19">1</text:span></text:p>
        </text:list-item>
        <text:list-item>
          <text:p text:style-name="P20"><text:span text:style-name="Strong_20_Emphasis"><text:span text:style-name="T9">Servidores de DNS</text:span></text:span><text:span text:style-name="T9">:</text:span><text:span text:style-name="T17"> 2001:4860:4860::8888 2001:4860:4860::8844</text:span></text:p>
        </text:list-item>
      </text:list>
      <text:p text:style-name="P3">Inserta los pasos a realiz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Text_20_body"><text:span text:style-name="Source_20_Text"/></text:p>
      <text:p text:style-name="P13">Ejecuta comandos para comprobar que los parámetros han sido bien configurados (inserta <text:span text:style-name="T28">captura con </text:span>comando y resultados ).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Text_20_body"/>
      <text:p text:style-name="P15">Comprueba haciendo ping a <text:span text:style-name="T21">la dirección en dicha red del profesor</text:span> <text:span text:style-name="T15">2001</text:span><text:span text:style-name="T17">:</text:span><text:span text:style-name="T19">bcde</text:span><text:span text:style-name="T17">:</text:span><text:span text:style-name="T19">ff</text:span><text:span text:style-name="T15">::</text:span><text:span text:style-name="T17">ffff </text:span><text:span text:style-name="T21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><text:span text:style-name="Source_20_Text"><text:span text:style-name="T7"/></text:span></text:p>
      <text:h text:style-name="P29" text:outline-level="4"><text:soft-page-break/>Configuración IPv4</text:h>
      <text:p text:style-name="P12"><text:span text:style-name="T28">3. </text:span>Configura en la máquina virtual la tarjeta de red eth0 con la siguiente configuración <text:span text:style-name="T22">estática temporal</text:span>:</text:p>
      <text:list xml:id="list7435520425662723839" text:style-name="L2">
        <text:list-item>
          <text:p text:style-name="P25"><text:span text:style-name="Strong_20_Emphasis"><text:span text:style-name="T5">IP</text:span></text:span><text:span text:style-name="T5">: </text:span><text:span text:style-name="T23">172.16.2</text:span><text:span text:style-name="T24">4</text:span><text:span text:style-name="T27">1</text:span><text:span text:style-name="T23">.x</text:span><text:span text:style-name="T5"> </text:span><text:span text:style-name="T11">← </text:span><text:span text:style-name="T5">donde </text:span><text:span text:style-name="T6">x</text:span><text:span text:style-name="T5"> es tu número de equipo </text:span></text:p>
        </text:list-item>
        <text:list-item>
          <text:p text:style-name="P25"><text:span text:style-name="Strong_20_Emphasis"><text:span text:style-name="T5">Máscara</text:span></text:span><text:span text:style-name="T5">: </text:span><text:span text:style-name="T23">16 </text:span><text:span text:style-name="T5">bits </text:span></text:p>
        </text:list-item>
        <text:list-item>
          <text:p text:style-name="P25"><text:span text:style-name="Strong_20_Emphasis"><text:span text:style-name="T5">Puerta de enlace</text:span></text:span><text:span text:style-name="T5">: </text:span><text:span text:style-name="T23">172.16.0.1 </text:span></text:p>
        </text:list-item>
        <text:list-item>
          <text:p text:style-name="P21"><text:span text:style-name="Strong_20_Emphasis"><text:span text:style-name="T5">Servidor</text:span></text:span><text:span text:style-name="Strong_20_Emphasis"><text:span text:style-name="T10">es</text:span></text:span><text:span text:style-name="Strong_20_Emphasis"><text:span text:style-name="T5"> de DNS</text:span></text:span><text:span text:style-name="T5">: </text:span><text:span text:style-name="T23">172.16.0.1 </text:span><text:span text:style-name="T24">8.8.8.8</text:span></text:p>
        </text:list-item>
      </text:list>
      <text:p text:style-name="P14">Inserta los pasos a realizar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1"/>
            <text:p text:style-name="P11"/>
          </table:table-cell>
        </table:table-row>
      </table:table>
      <text:p text:style-name="P14"/>
      <text:p text:style-name="P17"><text:span text:style-name="T5">Ejecuta comandos para comprobar que los parámetros han sido bien configurados (inserta </text:span><text:span text:style-name="T12">captura con </text:span><text:span text:style-name="T5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  <text:p text:style-name="P10"/>
          </table:table-cell>
        </table:table-row>
      </table:table>
      <text:p text:style-name="P16"/>
      <text:p text:style-name="P13">Comprueba haciendo ping <text:span text:style-name="T28">a </text:span><text:span text:style-name="T18">rediris.es</text:span><text:span text:style-name="T17"> </text:span><text:span text:style-name="T21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7"/>
      <text:p text:style-name="P16"><text:span text:style-name="T5">4. </text:span><text:span text:style-name="T12">Configura la red de forma dinámica </text:span><text:span text:style-name="T13">permanente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16"/>
      <text:p text:style-name="P13">Ejecuta comandos para comprobar que los parámetros han sido bien configurados (inserta <text:span text:style-name="T28">captura con </text:span>comando y resultados ).</text:p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  <text:p text:style-name="P11"/>
          </table:table-cell>
        </table:table-row>
      </table:table>
      <text:p text:style-name="P17"/>
      <text:p text:style-name="P13">Comprueba haciendo ping a <text:span text:style-name="T18">rediris.es</text:span><text:span text:style-name="T17"> </text:span>(inserta <text:span text:style-name="T28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  <text:p text:style-name="P11"/>
          </table:table-cell>
        </table:table-row>
      </table:table>
      <text:p text:style-name="P8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R</text:span><text:span text:style-name="MT3">1</text:span><text:span text:style-name="MT2">. Recuperación. Prueba práctica. Parte 2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3-20T08:10:29.884334995</dc:date>
    <meta:editing-cycles>35</meta:editing-cycles>
    <meta:editing-duration>PT7H25M59S</meta:editing-duration>
    <meta:generator>LibreOffice/4.2.7.2$Linux_X86_64 LibreOffice_project/420m0$Build-2</meta:generator>
    <dc:creator>ivan </dc:creator>
    <meta:document-statistic meta:table-count="10" meta:image-count="1" meta:object-count="0" meta:page-count="2" meta:paragraph-count="28" meta:word-count="308" meta:character-count="1941" meta:non-whitespace-character-count="1663"/>
    <meta:user-defined meta:name="Información 1"/>
    <meta:user-defined meta:name="Información 2"/>
    <meta:user-defined meta:name="Información 3"/>
    <meta:user-defined meta:name="Información 4"/>
  </office:meta>
</office:document-meta>
</file>